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8a2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hadoop fs -mkdir /Pradeep</text:p>
      <text:p text:style-name="P1"/>
      <text:p text:style-name="P1">2) hadoop fs -copyFromLocal variations_of_wordcount /Pradeep</text:p>
      <text:p text:style-name="P1"/>
      <text:p text:style-name="P1">3) hadoop jar hadoop-mapreduce-examples-2.2.0.jar wordcount /Pradeep/variations_of_wordcount /Pradeep/wordcount</text:p>
      <text:p text:style-name="P1"/>
      <text:p text:style-name="P1">4) hadoop jar hadoop-mapreduce-examples-2.2.0.jar wordmean /Pradeep/variations_of_wordcount /Pradeep/data/wordmean</text:p>
      <text:p text:style-name="P1"/>
      <text:p text:style-name="P1"><text:s/>5) hadoop jar hadoop-mapreduce-examples-2.2.0.jar wordmedian /Pradeep/variations_of_wordcount /Pradeep/data/wordmedian</text:p>
      <text:p text:style-name="P1"/>
      <text:p text:style-name="P1">6) <text:s/>hadoop jar hadoop-mapreduce-examples-2.2.0.jar wordstandarddeviation /Pradeep/variations_of_wordcount /Pradeep/data/word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reka </meta:initial-creator>
    <meta:creation-date>2022-10-06T14:04:58</meta:creation-date>
    <dc:date>2022-10-06T14:10:00</dc:date>
    <dc:creator>edureka </dc:creator>
    <meta:editing-duration>P0D</meta:editing-duration>
    <meta:editing-cycles>1</meta:editing-cycles>
    <meta:document-statistic meta:table-count="0" meta:image-count="0" meta:object-count="0" meta:page-count="1" meta:paragraph-count="6" meta:word-count="39" meta:character-count="559" meta:non-whitespace-character-count="523"/>
    <meta:generator>LibreOffice/4.0.4.2$Linux_x86 LibreOffice_project/400m0$Build-2</meta:generator>
  </office:meta>
</office:document-meta>
</file>